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/>
    <style:font-face style:name="文鼎PL细上海宋Uni" svg:font-family="文鼎PL细上海宋Uni" style:font-family-generic="modern" style:font-pitch="fixed"/>
    <style:font-face style:name="文鼎PL细上海宋Uni1" svg:font-family="文鼎PL细上海宋U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2" svg:font-family="文鼎PL细上海宋Uni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文鼎PL细上海宋Uni1" style:font-name-asian="文鼎PL细上海宋Uni1" style:font-size-asian="12pt" style:language-asian="en" style:country-asian="US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文鼎PL细上海宋Uni1" style:font-name-asian="文鼎PL细上海宋Uni1" style:font-size-asian="12pt" style:language-asian="en" style:country-asian="US"/>
    </style:style>
    <style:style style:name="T1" style:family="text">
      <style:text-properties style:font-name-asian="Times New Roman" style:font-size-asian="12pt" style:language-asian="en" style:country-asian="US"/>
    </style:style>
    <style:style style:name="T2" style:family="text">
      <style:text-properties style:font-name="文鼎PL细上海宋Uni1" style:font-name-asian="文鼎PL细上海宋Uni1" style:font-size-asian="12pt"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－像机器一样思考(二)</text:p>
      <text:p text:style-name="Standard"/>
      <text:p text:style-name="Standard">谁在call我-backtrace的实现原理</text:p>
      <text:p text:style-name="Standard"/>
      <text:p text:style-name="Standard">显示函数调用关系(backtrace/callstack)是调试器必备的功能之一，比如在gdb里，用bt命令就可以查看backtrace。在程序崩溃的时候，函数调用关系有助于快速定位问题的根源，了解它的实现原理，可以扩充自己的知识面，在没有调试器的情况下，也能实现自己backtrace。更重要的是，分析backtrace的实现原理很有意思。现在我们一起来研究一下：</text:p>
      <text:p text:style-name="Standard"/>
      <text:p text:style-name="Standard">glibc提供了一个backtrace函数，这个函数可以帮助我们获取当前函数的backtrace，先看看它的使用方法，后面我们再仿照它写一个。</text:p>
      <text:p text:style-name="Standard"/>
      <text:p text:style-name="Standard">#include &lt;stdio.h&gt; </text:p>
      <text:p text:style-name="Standard">#include &lt;stdlib.h&gt; </text:p>
      <text:p text:style-name="Standard">#include &lt;execinfo.h&gt; </text:p>
      <text:p text:style-name="Standard"/>
      <text:p text:style-name="Standard">#define MAX_LEVEL 4 </text:p>
      <text:p text:style-name="Standard"/>
      <text:p text:style-name="Standard">static void test2() </text:p>
      <text:p text:style-name="Standard">{ </text:p>
      <text:p text:style-name="Standard"><text:tab/>int i = 0; </text:p>
      <text:p text:style-name="Standard"><text:tab/>void* buffer[MAX_LEVEL] = {0}; </text:p>
      <text:p text:style-name="Standard"/>
      <text:p text:style-name="Standard"><text:tab/>int size = backtrace(buffer, MAX_LEVEL); </text:p>
      <text:p text:style-name="Standard"/>
      <text:p text:style-name="Standard"><text:tab/>for(i = 0; i &lt; size; i++) </text:p>
      <text:p text:style-name="Standard"><text:tab/>{ </text:p>
      <text:p text:style-name="Standard"><text:tab/><text:tab/>printf("called by %p\n",<text:tab/>buffer[i]); </text:p>
      <text:p text:style-name="Standard"><text:tab/>} </text:p>
      <text:p text:style-name="Standard"><text:tab/> </text:p>
      <text:p text:style-name="Standard"><text:tab/>return; </text:p>
      <text:p text:style-name="Standard">} </text:p>
      <text:p text:style-name="Standard"/>
      <text:p text:style-name="Standard">static void test1() </text:p>
      <text:p text:style-name="Standard">{ </text:p>
      <text:p text:style-name="Standard"><text:tab/>int a=0x11111111; </text:p>
      <text:p text:style-name="Standard"><text:tab/>int b=0x11111112; </text:p>
      <text:p text:style-name="Standard"/>
      <text:p text:style-name="Standard"><text:tab/>test2(); </text:p>
      <text:p text:style-name="Standard"><text:tab/>a = b; </text:p>
      <text:p text:style-name="Standard"/>
      <text:p text:style-name="Standard"><text:tab/>return; </text:p>
      <text:p text:style-name="Standard">} </text:p>
      <text:p text:style-name="Standard"/>
      <text:p text:style-name="Standard">static void test() </text:p>
      <text:p text:style-name="Standard">{ </text:p>
      <text:p text:style-name="Standard"><text:tab/>int a=0x10000000; </text:p>
      <text:p text:style-name="Standard"><text:tab/>int b=0x10000002; </text:p>
      <text:p text:style-name="Standard"/>
      <text:p text:style-name="Standard"><text:tab/>test1(); </text:p>
      <text:p text:style-name="Standard"><text:soft-page-break/><text:tab/>a = b; </text:p>
      <text:p text:style-name="Standard"/>
      <text:p text:style-name="Standard"><text:tab/>return; </text:p>
      <text:p text:style-name="Standard">} </text:p>
      <text:p text:style-name="Standard"/>
      <text:p text:style-name="Standard">int main(int argc, char* argv[]) </text:p>
      <text:p text:style-name="Standard">{ </text:p>
      <text:p text:style-name="Standard"><text:tab/>test(); </text:p>
      <text:p text:style-name="Standard"/>
      <text:p text:style-name="Standard"><text:tab/>return 0; </text:p>
      <text:p text:style-name="Standard">} </text:p>
      <text:p text:style-name="Standard"/>
      <text:p text:style-name="Standard">编译运行它：</text:p>
      <text:p text:style-name="Standard">gcc -g -Wall bt_std.c -o bt_std </text:p>
      <text:p text:style-name="Standard">./bt_std </text:p>
      <text:p text:style-name="Standard"/>
      <text:p text:style-name="Standard">屏幕打印：</text:p>
      <text:p text:style-name="Standard">called by 0x8048440 </text:p>
      <text:p text:style-name="Standard">called by 0x804848a </text:p>
      <text:p text:style-name="Standard">called by 0x80484ab </text:p>
      <text:p text:style-name="Standard">called by 0x80484c9 </text:p>
      <text:p text:style-name="Standard"/>
      <text:p text:style-name="Standard">上面打印的是调用者的地址，对程序员来说不太直观，glibc还提供了另外一个函数backtrace_symbols，它可以把这些地址转换成源代码的位置(通常是函数名)。不过这个函数并不怎么好用，特别是在没有调试信息的情况下，几乎得不什么有用的信息。这里我们使用另外一个工具addr2line来实现地址到源代码位置的转换：</text:p>
      <text:p text:style-name="Standard"/>
      <text:p text:style-name="Standard">运行：</text:p>
      <text:p text:style-name="Standard">./bt_std |awk '{print "addr2line "$3" -e bt_std"}'&gt;t.sh;. t.sh;rm -f t.sh </text:p>
      <text:p text:style-name="Standard"/>
      <text:p text:style-name="Standard">屏幕打印：</text:p>
      <text:p text:style-name="Standard">/home/work/mine/sysprog/think-in-compway/backtrace/bt_std.c:12 </text:p>
      <text:p text:style-name="Standard">/home/work/mine/sysprog/think-in-compway/backtrace/bt_std.c:28 </text:p>
      <text:p text:style-name="Standard">/home/work/mine/sysprog/think-in-compway/backtrace/bt_std.c:39 </text:p>
      <text:p text:style-name="Standard">/home/work/mine/sysprog/think-in-compway/backtrace/bt_std.c:48 </text:p>
      <text:p text:style-name="Standard"/>
      <text:p text:style-name="Standard">backtrace是如何实现的呢？<text:span text:style-name="T1"> </text:span><text:span text:style-name="T2">在x86的机器上，函数调用时，栈中数据的结构如下：</text:span></text:p>
      <text:p text:style-name="P1"/>
      <text:p text:style-name="P1">--------------------------------------------- </text:p>
      <text:p text:style-name="P1">参数N <text:s text:c="5"/></text:p>
      <text:p text:style-name="P1">参数… <text:s text:c="6"/>函数参数入栈的顺序与具体的调用方式有关 </text:p>
      <text:p text:style-name="P1">参数 3 </text:p>
      <text:p text:style-name="P1">参数 2 </text:p>
      <text:p text:style-name="P1">参数 1 </text:p>
      <text:p text:style-name="P1">--------------------------------------------- </text:p>
      <text:p text:style-name="P1">EIP <text:s text:c="7"/>完成本次调用后，下一条指令的地址 </text:p>
      <text:p text:style-name="P1"><text:soft-page-break/>EBP <text:s text:c="7"/>保存调用者的EBP，然后EBP指向此时的栈顶。 </text:p>
      <text:p text:style-name="P1">----------------新的EBP指向这里--------------- </text:p>
      <text:p text:style-name="P1">临时变量1 </text:p>
      <text:p text:style-name="P1">临时变量2 </text:p>
      <text:p text:style-name="P1">临时变量3 </text:p>
      <text:p text:style-name="P1">临时变量… </text:p>
      <text:p text:style-name="P1">临时变量5 <text:s text:c="4"/></text:p>
      <text:p text:style-name="P1">--------------------------------------------- </text:p>
      <text:p text:style-name="P1">(说明：下面低是地址，上面是高地址，栈向下增长的)</text:p>
      <text:p text:style-name="P1"/>
      <text:p text:style-name="P1">调用时，先把被调函数的参数压入栈中，C语言的压栈方式是：先压入最后一个参数，再压入倒数第二参数，按此顺序入栈，最后才压入第一个参数。</text:p>
      <text:p text:style-name="P1"/>
      <text:p text:style-name="P1">然后压入EIP和EBP，此时EIP指向完成本次调用后下一条指令的地址 ，这个地址可以近似的认为是函数调用者的地址。EBP是调用者和被调函数之间的分界线，分界线之上是调用者的临时变量、被调函数的参数、函数返回地址(EIP)，和上一层函数的EBP，分界线之下是被调函数的临时变量。</text:p>
      <text:p text:style-name="P1"/>
      <text:p text:style-name="P1">最后进入被调函数，并为它分配临时变量的空间。gcc不同版本的处理是不一样的，对于老版本的gcc(如gcc3.4)，第一个临时变量放在最高的地址，第二个其次，依次顺序分布。而对于新版本的gcc(如gcc4.3)，临时变量的位置是反的，即最后一个临时变量在最高的地址，倒数第二个其次，依次顺序分布。</text:p>
      <text:p text:style-name="P1"/>
      <text:p text:style-name="P1">为了实现backtrace，我们需要：</text:p>
      <text:p text:style-name="P1"/>
      <text:p text:style-name="P1">1.获取当前函数的EBP。</text:p>
      <text:p text:style-name="P1">2.通过EBP获得调用者的EIP。</text:p>
      <text:p text:style-name="P1">3.通过EBP获得上一级的EBP。</text:p>
      <text:p text:style-name="P1">4.重复这个过程，直到结束。</text:p>
      <text:p text:style-name="P1"/>
      <text:p text:style-name="P1">通过嵌入汇编代码，我们可以获得当前函数的EBP，不过这里我们不用汇编，而且通过临时变量的地址来获得当前函数的EBP。我们知道，对于gcc3.4生成的代码，当前函数的第一个临时变量的下一个位置就是EBP。而对于gcc4.3生成的代码，当前函数的最后一个临时变量的下一个位置就是EBP。</text:p>
      <text:p text:style-name="P1"/>
      <text:p text:style-name="P1">有了这些背景知识，我们来实现自己的backtrace:</text:p>
      <text:p text:style-name="P1"/>
      <text:p text:style-name="P1">#ifdef NEW_GCC </text:p>
      <text:p text:style-name="P1">#define OFFSET 4 </text:p>
      <text:p text:style-name="P1">#else </text:p>
      <text:p text:style-name="P1"><text:soft-page-break/>#define OFFSET 0 </text:p>
      <text:p text:style-name="P1">#endif/*NEW_GCC*/ </text:p>
      <text:p text:style-name="P1"/>
      <text:p text:style-name="P1">int backtrace(void** buffer, int size) </text:p>
      <text:p text:style-name="P1">{ </text:p>
      <text:p text:style-name="P1"><text:s text:c="4"/>int <text:s/>n = 0xfefefefe; </text:p>
      <text:p text:style-name="P1"><text:s text:c="4"/>int* p = &amp;n; </text:p>
      <text:p text:style-name="P1"><text:s text:c="4"/>int <text:s/>i = 0; </text:p>
      <text:p text:style-name="P1"/>
      <text:p text:style-name="P1"><text:s text:c="4"/>int ebp = p[1 + OFFSET]; </text:p>
      <text:p text:style-name="P1"><text:s text:c="4"/>int eip = p[2 + OFFSET]; </text:p>
      <text:p text:style-name="P1"/>
      <text:p text:style-name="P1"><text:s text:c="4"/>for(i = 0; i &lt; size; i++) </text:p>
      <text:p text:style-name="P1"><text:s text:c="4"/>{ </text:p>
      <text:p text:style-name="P1"><text:s text:c="8"/>buffer[i] = (void*)eip; </text:p>
      <text:p text:style-name="P1"><text:s text:c="8"/>p = (int*)ebp; </text:p>
      <text:p text:style-name="P1"><text:s text:c="8"/>ebp = p[0]; </text:p>
      <text:p text:style-name="P1"><text:s text:c="8"/>eip = p[1]; </text:p>
      <text:p text:style-name="P1"><text:s text:c="4"/>} </text:p>
      <text:p text:style-name="P1"/>
      <text:p text:style-name="P1"><text:s text:c="4"/>return size; </text:p>
      <text:p text:style-name="P1">} </text:p>
      <text:p text:style-name="P1"/>
      <text:p text:style-name="P1">对于老版本的gcc，OFFSET定义为0，此时p+1就是EBP，而p[1]就是上一级的EBP，p[2]是调用者的EIP。本函数总共有5个int的临时变量，所以对于新版本gcc， OFFSET定义为5，此时p+5就是EBP。在一个循环中，重复取上一层的EBP和EIP，最终得到所有调用者的EIP，从而实现了backtrace。</text:p>
      <text:p text:style-name="P1"/>
      <text:p text:style-name="P1">现在我们用完整的程序来测试一下(bt.c)：</text:p>
      <text:p text:style-name="P1"/>
      <text:p text:style-name="P1">#include &lt;stdio.h&gt; </text:p>
      <text:p text:style-name="P1"/>
      <text:p text:style-name="P1">#define MAX_LEVEL 4 </text:p>
      <text:p text:style-name="P1">#ifdef NEW_GCC </text:p>
      <text:p text:style-name="P1">#define OFFSET 4 </text:p>
      <text:p text:style-name="P1">#else </text:p>
      <text:p text:style-name="P1">#define OFFSET 0 </text:p>
      <text:p text:style-name="P1">#endif/*NEW_GCC*/ </text:p>
      <text:p text:style-name="P1"/>
      <text:p text:style-name="P1">int backtrace(void** buffer, int size) </text:p>
      <text:p text:style-name="P1"><text:soft-page-break/>{ </text:p>
      <text:p text:style-name="P1"><text:tab/>int<text:tab/> n = 0xfefefefe; </text:p>
      <text:p text:style-name="P1"><text:tab/>int* p = &amp;n; </text:p>
      <text:p text:style-name="P1"><text:tab/>int<text:tab/> i = 0; </text:p>
      <text:p text:style-name="P1"/>
      <text:p text:style-name="P1"><text:tab/>int ebp = p[1 + OFFSET]; </text:p>
      <text:p text:style-name="P1"><text:tab/>int eip = p[2 + OFFSET]; </text:p>
      <text:p text:style-name="P1"/>
      <text:p text:style-name="P1"><text:tab/>for(i = 0; i &lt; size; i++) </text:p>
      <text:p text:style-name="P1"><text:tab/>{ </text:p>
      <text:p text:style-name="P1"><text:tab/><text:tab/>buffer[i] = (void*)eip; </text:p>
      <text:p text:style-name="P1"><text:tab/><text:tab/>p = (int*)ebp; </text:p>
      <text:p text:style-name="P1"><text:tab/><text:tab/>ebp = p[0]; </text:p>
      <text:p text:style-name="P1"><text:tab/><text:tab/>eip = p[1]; </text:p>
      <text:p text:style-name="P1"><text:tab/>} </text:p>
      <text:p text:style-name="P1"/>
      <text:p text:style-name="P1"><text:tab/>return size; </text:p>
      <text:p text:style-name="P1">} </text:p>
      <text:p text:style-name="P1"/>
      <text:p text:style-name="P1">static void test2() </text:p>
      <text:p text:style-name="P1">{ </text:p>
      <text:p text:style-name="P1"><text:tab/>int i = 0; </text:p>
      <text:p text:style-name="P1"><text:tab/>void* buffer[MAX_LEVEL] = {0}; </text:p>
      <text:p text:style-name="P1"/>
      <text:p text:style-name="P1"><text:tab/>backtrace(buffer, MAX_LEVEL); </text:p>
      <text:p text:style-name="P1"/>
      <text:p text:style-name="P1"><text:tab/>for(i = 0; i &lt; MAX_LEVEL; i++) </text:p>
      <text:p text:style-name="P1"><text:tab/>{ </text:p>
      <text:p text:style-name="P1"><text:tab/><text:tab/>printf("called by %p\n",<text:tab/>buffer[i]); </text:p>
      <text:p text:style-name="P1"><text:tab/>} </text:p>
      <text:p text:style-name="P1"><text:tab/><text:tab/> </text:p>
      <text:p text:style-name="P1"><text:tab/>return; </text:p>
      <text:p text:style-name="P1">} </text:p>
      <text:p text:style-name="P1"/>
      <text:p text:style-name="P1">static void test1() </text:p>
      <text:p text:style-name="P1">{ </text:p>
      <text:p text:style-name="P1"><text:tab/>int a=0x11111111; </text:p>
      <text:p text:style-name="P1"><text:tab/>int b=0x11111112; </text:p>
      <text:p text:style-name="P1"/>
      <text:p text:style-name="P1"><text:tab/>test2(); </text:p>
      <text:p text:style-name="P1"><text:soft-page-break/><text:tab/>a = b; </text:p>
      <text:p text:style-name="P1"><text:s/></text:p>
      <text:p text:style-name="P1"><text:tab/>return; </text:p>
      <text:p text:style-name="P1">} </text:p>
      <text:p text:style-name="P1"/>
      <text:p text:style-name="P1">static void test() </text:p>
      <text:p text:style-name="P1">{ </text:p>
      <text:p text:style-name="P1"><text:tab/>int a=0x10000000; </text:p>
      <text:p text:style-name="P1"><text:tab/>int b=0x10000002; </text:p>
      <text:p text:style-name="P1"/>
      <text:p text:style-name="P1"><text:tab/>test1(); </text:p>
      <text:p text:style-name="P1"><text:tab/>a = b; </text:p>
      <text:p text:style-name="P1"/>
      <text:p text:style-name="P1"><text:tab/>return; </text:p>
      <text:p text:style-name="P1">} </text:p>
      <text:p text:style-name="P1"/>
      <text:p text:style-name="P1">int main(int argc, char* argv[]) </text:p>
      <text:p text:style-name="P1">{ </text:p>
      <text:p text:style-name="P1"><text:tab/>test(); </text:p>
      <text:p text:style-name="P1"/>
      <text:p text:style-name="P1"><text:tab/>return 0; </text:p>
      <text:p text:style-name="P1">} </text:p>
      <text:p text:style-name="P1"/>
      <text:p text:style-name="P1">写个简单的Makefile:</text:p>
      <text:p text:style-name="P1">CFLAGS=-g -Wall </text:p>
      <text:p text:style-name="P1">all: </text:p>
      <text:p text:style-name="P1"><text:s text:c="4"/>gcc34 $(CFLAGS) bt.c -o bt34 </text:p>
      <text:p text:style-name="P1"><text:s text:c="4"/>gcc $(CFLAGS) -DNEW_GCC <text:s/>bt.c -o bt </text:p>
      <text:p text:style-name="P1"><text:s text:c="4"/>gcc $(CFLAGS) bt_std.c -o bt_std </text:p>
      <text:p text:style-name="P1"/>
      <text:p text:style-name="P1">clean: </text:p>
      <text:p text:style-name="P1"><text:s text:c="4"/>rm -f bt bt34 bt_std</text:p>
      <text:p text:style-name="P1"/>
      <text:p text:style-name="P1">编译然后运行：</text:p>
      <text:p text:style-name="P1">make</text:p>
      <text:p text:style-name="P1">./bt|awk '{print "addr2line <text:s/>"$3" -e bt"}'&gt;t.sh;. t.sh; </text:p>
      <text:p text:style-name="P1"/>
      <text:p text:style-name="P1">屏幕打印：</text:p>
      <text:p text:style-name="P1">/home/work/mine/sysprog/think-in-compway/backtrace/bt.c:37 </text:p>
      <text:p text:style-name="P1">/home/work/mine/sysprog/think-in-compway/backtrace/bt.c:51 </text:p>
      <text:p text:style-name="P1"><text:soft-page-break/>/home/work/mine/sysprog/think-in-compway/backtrace/bt.c:62 </text:p>
      <text:p text:style-name="P1">/home/work/mine/sysprog/think-in-compway/backtrace/bt.c:71</text:p>
      <text:p text:style-name="P1"/>
      <text:p text:style-name="P1">对于可执行文件，这种方法工作正常。对于共享库，addr2line无法根据这个地址找到对应的源代码位置了。原因是：addr2line只能通过地址偏移量来查找，而打印出的地址是绝对地址。由于共享库加载到内存的位置是不确定的，为了计算地址偏移量，我们还需要进程maps文件的帮助：</text:p>
      <text:p text:style-name="P1"/>
      <text:p text:style-name="P1">通过进程的maps文件(/proc/进程号/maps)，我们可以找到共享库的加载位置，如：</text:p>
      <text:p text:style-name="P1">...</text:p>
      <text:p text:style-name="P1">00c5d000-00c5e000 r-xp 00000000 08:05 2129013 <text:s text:c="3"/>/home/work/mine/sysprog/think-in-compway/backtrace/libbt_so.so </text:p>
      <text:p text:style-name="P1">00c5e000-00c5f000 rw-p 00000000 08:05 2129013 <text:s text:c="3"/>/home/work/mine/sysprog/think-in-compway/backtrace/libbt_so.so </text:p>
      <text:p text:style-name="P1">...</text:p>
      <text:p text:style-name="P1"/>
      <text:p text:style-name="P1">libbt_so.so的代码段加载到0x00c5d000-0x00c5e000，而backtrace打印出的地址是：</text:p>
      <text:p text:style-name="P1">called by 0xc5d4eb </text:p>
      <text:p text:style-name="P1">called by 0xc5d535 </text:p>
      <text:p text:style-name="P1">called by 0xc5d556 </text:p>
      <text:p text:style-name="P1">called by 0x80484ca </text:p>
      <text:p text:style-name="P1"/>
      <text:p text:style-name="P1">这里可以用打印出的地址减去加载的地址来计算偏移量。如，用 0xc5d4eb减去加载地址0x00c5d000，得到偏移量0x4eb，然后把0x4eb传给addr2line：</text:p>
      <text:p text:style-name="P1"/>
      <text:p text:style-name="P1">addr2line 0x4eb <text:s/>-f -s -e <text:s/>./libbt_so.so </text:p>
      <text:p text:style-name="P1"/>
      <text:p text:style-name="P1">屏幕打印：</text:p>
      <text:p text:style-name="P1">/home/work/mine/sysprog/think-in-compway/backtrace/bt_so.c:38</text:p>
      <text:p text:style-name="P1"/>
      <text:p text:style-name="P1">栈里的数据很有意思，在上一节中，通过分析栈里的数据，我们了解了变参函数的实现原理。在这一节中，通过分析栈里的数据，我们又学到了backtrace的实现原理。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文鼎PL细上海宋Uni" svg:font-family="文鼎PL细上海宋Uni" style:font-family-generic="modern" style:font-pitch="fixed"/>
    <style:font-face style:name="文鼎PL细上海宋Uni1" svg:font-family="文鼎PL细上海宋U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2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2" style:font-size-asian="12pt" style:language-asian="zh" style:country-asian="CN" style:font-name-complex="文鼎PL细上海宋Uni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2" style:font-size-asian="14pt" style:font-name-complex="文鼎PL细上海宋Un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鼎PL细上海宋Uni" fo:font-size="10pt" style:font-name-asian="文鼎PL细上海宋Uni" style:font-size-asian="10pt" style:font-name-complex="文鼎PL细上海宋Uni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lixianjing</meta:initial-creator>
    <meta:creation-date>2009-05-16T08:46:15</meta:creation-date>
    <dc:creator>lixianjing</dc:creator>
    <dc:date>2009-05-21T09:32:14</dc:date>
    <meta:editing-cycles>156</meta:editing-cycles>
    <meta:editing-duration>PT4H1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97" meta:word-count="910" meta:character-count="5093"/>
  </office:meta>
</office:document-meta>
</file>